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style:text-underline-style="none" fo:font-weight="normal" officeooo:rsid="000f91d7" officeooo:paragraph-rsid="000f91d7" style:font-weight-asian="normal" style:font-weight-complex="normal"/>
    </style:style>
    <style:style style:name="P2" style:family="paragraph" style:parent-style-name="Standard">
      <style:paragraph-properties fo:text-align="start" style:justify-single-word="false"/>
      <style:text-properties style:font-name="Courier 10 Pitch" fo:font-size="15pt" style:text-underline-style="none" fo:font-weight="bold" officeooo:rsid="000f91d7" officeooo:paragraph-rsid="000f91d7"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officeooo:rsid="000f91d7" officeooo:paragraph-rsid="000f91d7"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ourier 10 Pitch" fo:font-size="14pt" style:text-underline-style="none" fo:font-weight="bold" officeooo:rsid="000f91d7" officeooo:paragraph-rsid="000f91d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Courier 10 Pitch" fo:font-size="14pt" style:text-underline-style="none" fo:font-weight="bold" officeooo:rsid="000f91d7" officeooo:paragraph-rsid="001ba02f"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ourier 10 Pitch" fo:font-size="13pt" style:text-underline-style="none" fo:font-weight="normal" officeooo:rsid="000f91d7" officeooo:paragraph-rsid="000f91d7"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Courier 10 Pitch" fo:font-size="13pt" style:text-underline-style="none" fo:font-weight="normal" officeooo:rsid="000f91d7" officeooo:paragraph-rsid="0010723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Courier 10 Pitch" fo:font-size="13pt" style:text-underline-style="none" fo:font-weight="normal" officeooo:rsid="000f91d7" officeooo:paragraph-rsid="00147ff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Courier 10 Pitch" fo:font-size="13pt" style:text-underline-style="none" fo:font-weight="normal" officeooo:rsid="001a40f1" officeooo:paragraph-rsid="001a40f1"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Courier 10 Pitch" fo:font-size="13pt" style:text-underline-style="none" fo:font-weight="normal" officeooo:rsid="001ba02f" officeooo:paragraph-rsid="001ba02f"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Courier 10 Pitch" fo:font-size="13pt" style:text-underline-style="none" fo:font-weight="normal" officeooo:rsid="001ba02f" officeooo:paragraph-rsid="001d9df2"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Courier 10 Pitch" fo:font-size="13pt" style:text-underline-style="none" fo:font-weight="normal" officeooo:rsid="001d9df2" officeooo:paragraph-rsid="001d9df2"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0182d"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161c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beda4"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Courier 10 Pitch" fo:font-size="13pt" style:text-underline-style="none" fo:font-weight="normal" officeooo:rsid="001d9df2" officeooo:paragraph-rsid="0033d9d3"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Courier 10 Pitch" fo:font-size="16pt" style:text-underline-style="none" fo:font-weight="bold" officeooo:rsid="000f91d7" officeooo:paragraph-rsid="000f91d7"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Courier 10 Pitch" fo:font-size="13pt" style:text-underline-style="none" fo:font-weight="normal" officeooo:rsid="002beda4" officeooo:paragraph-rsid="002beda4"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Courier 10 Pitch" fo:font-size="13pt" style:text-underline-style="none" fo:font-weight="normal" officeooo:rsid="00362052" officeooo:paragraph-rsid="005ae766"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Courier 10 Pitch" fo:font-size="13pt" style:text-underline-style="none" fo:font-weight="normal" officeooo:rsid="001d9df2" officeooo:paragraph-rsid="0033d9d3"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Courier 10 Pitch" fo:font-size="13pt" style:text-underline-style="none" fo:font-weight="normal" officeooo:rsid="0039bb7b" officeooo:paragraph-rsid="0039bb7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Courier 10 Pitch" fo:font-size="13pt" style:text-underline-style="none" fo:font-weight="normal" officeooo:rsid="003a75c8" officeooo:paragraph-rsid="003a75c8"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Courier 10 Pitch" fo:font-size="13pt" style:text-underline-style="none" fo:font-weight="normal" officeooo:rsid="003a75c8" officeooo:paragraph-rsid="003e255b"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Courier 10 Pitch" fo:font-size="13pt" style:text-underline-style="none" fo:font-weight="normal" officeooo:rsid="003a75c8" officeooo:paragraph-rsid="003edab9"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font-name="Courier 10 Pitch" fo:font-size="13pt" style:text-underline-style="none" fo:font-weight="normal" officeooo:rsid="003c5a67" officeooo:paragraph-rsid="003c5a67"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Courier 10 Pitch" fo:font-size="13pt" style:text-underline-style="none" fo:font-weight="normal" officeooo:rsid="003edab9" officeooo:paragraph-rsid="003edab9"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Courier 10 Pitch" fo:font-size="13pt" style:text-underline-style="none" fo:font-weight="normal" officeooo:rsid="003edab9" officeooo:paragraph-rsid="0055882e"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Courier 10 Pitch" fo:font-size="13pt" style:text-underline-style="none" fo:font-weight="normal" officeooo:rsid="0055882e" officeooo:paragraph-rsid="0055882e"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font-name="Courier 10 Pitch" fo:font-size="13pt" style:text-underline-style="none" fo:font-weight="normal" officeooo:rsid="005b7ae2" officeooo:paragraph-rsid="005b7ae2"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style:font-name="Courier 10 Pitch" fo:font-size="16pt" style:text-underline-style="none" fo:font-weight="bold" officeooo:rsid="00383b4a" officeooo:paragraph-rsid="00383b4a"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Courier 10 Pitch" fo:font-size="14pt" style:text-underline-style="none" fo:font-weight="bold" officeooo:rsid="00362052" officeooo:paragraph-rsid="00362052"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Courier 10 Pitch" fo:font-size="14pt" style:text-underline-style="none" fo:font-weight="bold" officeooo:rsid="00362052" officeooo:paragraph-rsid="005ae766"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Courier 10 Pitch" fo:font-size="12pt" style:text-underline-style="none" fo:font-weight="normal" officeooo:rsid="00362052" officeooo:paragraph-rsid="00362052"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officeooo:rsid="00107233"/>
    </style:style>
    <style:style style:name="T3" style:family="text">
      <style:text-properties officeooo:rsid="00147fff"/>
    </style:style>
    <style:style style:name="T4" style:family="text">
      <style:text-properties officeooo:rsid="0014ef8f"/>
    </style:style>
    <style:style style:name="T5" style:family="text">
      <style:text-properties officeooo:rsid="0017b3bd"/>
    </style:style>
    <style:style style:name="T6" style:family="text">
      <style:text-properties officeooo:rsid="00199227"/>
    </style:style>
    <style:style style:name="T7" style:family="text">
      <style:text-properties officeooo:rsid="001ba02f"/>
    </style:style>
    <style:style style:name="T8" style:family="text">
      <style:text-properties officeooo:rsid="001d9df2"/>
    </style:style>
    <style:style style:name="T9" style:family="text">
      <style:text-properties officeooo:rsid="001dbe2a"/>
    </style:style>
    <style:style style:name="T10" style:family="text">
      <style:text-properties officeooo:rsid="0020182d"/>
    </style:style>
    <style:style style:name="T11" style:family="text">
      <style:text-properties officeooo:rsid="002161c0"/>
    </style:style>
    <style:style style:name="T12" style:family="text">
      <style:text-properties officeooo:rsid="002788ea"/>
    </style:style>
    <style:style style:name="T13" style:family="text">
      <style:text-properties officeooo:rsid="002beda4"/>
    </style:style>
    <style:style style:name="T14" style:family="text">
      <style:text-properties officeooo:rsid="002f580f"/>
    </style:style>
    <style:style style:name="T15" style:family="text">
      <style:text-properties officeooo:rsid="0033d9d3"/>
    </style:style>
    <style:style style:name="T16" style:family="text">
      <style:text-properties officeooo:rsid="0036fac8"/>
    </style:style>
    <style:style style:name="T17" style:family="text">
      <style:text-properties fo:font-variant="normal" fo:text-transform="none" fo:color="#252525" style:font-name="sans-serif" fo:font-size="10.5pt" fo:letter-spacing="normal" fo:font-style="normal"/>
    </style:style>
    <style:style style:name="T18" style:family="text">
      <style:text-properties fo:font-variant="normal" fo:text-transform="none" fo:color="#252525" style:font-name="Courier 10 Pitch" fo:letter-spacing="normal" fo:font-style="normal"/>
    </style:style>
    <style:style style:name="T19" style:family="text">
      <style:text-properties fo:font-variant="normal" fo:text-transform="none" fo:color="#252525" style:font-name="Courier 10 Pitch" fo:letter-spacing="normal" fo:font-style="normal" style:text-underline-style="solid" style:text-underline-width="auto" style:text-underline-color="font-color"/>
    </style:style>
    <style:style style:name="T20" style:family="text">
      <style:text-properties fo:font-variant="normal" fo:text-transform="none" fo:color="#252525" style:font-name="Courier 10 Pitch" fo:letter-spacing="normal" fo:font-style="normal" officeooo:rsid="003dcea3"/>
    </style:style>
    <style:style style:name="T21" style:family="text">
      <style:text-properties fo:font-variant="normal" fo:text-transform="none" fo:color="#252525" style:font-name="Courier 10 Pitch" fo:letter-spacing="normal" fo:font-style="normal" officeooo:rsid="003e255b"/>
    </style:style>
    <style:style style:name="T22" style:family="text">
      <style:text-properties fo:font-variant="normal" fo:text-transform="none" fo:color="#252525" style:font-name="Courier 10 Pitch" fo:letter-spacing="normal" fo:font-style="normal" officeooo:rsid="003edab9"/>
    </style:style>
    <style:style style:name="T23" style:family="text">
      <style:text-properties fo:font-variant="normal" fo:text-transform="none" fo:color="#252525" style:font-name="Courier 10 Pitch" fo:letter-spacing="normal" fo:font-style="normal" officeooo:rsid="003f95ba"/>
    </style:style>
    <style:style style:name="T24" style:family="text">
      <style:text-properties fo:font-variant="normal" fo:text-transform="none" fo:color="#252525" style:font-name="Courier 10 Pitch" fo:letter-spacing="normal" fo:font-style="normal" officeooo:rsid="003ff7e0"/>
    </style:style>
    <style:style style:name="T25" style:family="text">
      <style:text-properties fo:font-variant="normal" fo:text-transform="none" fo:color="#252525" style:font-name="Courier 10 Pitch" fo:letter-spacing="normal" fo:font-style="normal" officeooo:rsid="0040da1b"/>
    </style:style>
    <style:style style:name="T26" style:family="text">
      <style:text-properties fo:font-variant="normal" fo:text-transform="none" fo:color="#252525" style:font-name="Courier 10 Pitch" fo:letter-spacing="normal" fo:font-style="normal" officeooo:rsid="004137de"/>
    </style:style>
    <style:style style:name="T27" style:family="text">
      <style:text-properties fo:font-variant="normal" fo:text-transform="none" fo:color="#252525" style:font-name="Courier 10 Pitch" fo:letter-spacing="normal" fo:font-style="normal" officeooo:rsid="0042464a"/>
    </style:style>
    <style:style style:name="T28" style:family="text">
      <style:text-properties fo:font-variant="normal" fo:text-transform="none" fo:color="#252525" style:font-name="Courier 10 Pitch" fo:letter-spacing="normal" fo:font-style="normal" officeooo:rsid="00456f31"/>
    </style:style>
    <style:style style:name="T29" style:family="text">
      <style:text-properties fo:font-variant="normal" fo:text-transform="none" fo:color="#252525" style:font-name="Courier 10 Pitch" fo:letter-spacing="normal" fo:font-style="normal" officeooo:rsid="00476039"/>
    </style:style>
    <style:style style:name="T30" style:family="text">
      <style:text-properties fo:font-variant="normal" fo:text-transform="none" fo:color="#252525" style:font-name="Courier 10 Pitch" fo:letter-spacing="normal" fo:font-style="normal" officeooo:rsid="0055882e"/>
    </style:style>
    <style:style style:name="T31" style:family="text">
      <style:text-properties fo:font-variant="normal" fo:text-transform="none" fo:color="#252525" style:font-name="Courier 10 Pitch" fo:letter-spacing="normal" fo:font-style="normal" officeooo:rsid="00564d83"/>
    </style:style>
    <style:style style:name="T32" style:family="text">
      <style:text-properties fo:font-variant="normal" fo:text-transform="none" fo:color="#252525" style:font-name="Courier 10 Pitch" fo:letter-spacing="normal" fo:font-style="normal" officeooo:rsid="0057c1b9"/>
    </style:style>
    <style:style style:name="T33" style:family="text">
      <style:text-properties fo:font-variant="normal" fo:text-transform="none" fo:color="#252525" style:font-name="Courier 10 Pitch" fo:letter-spacing="normal" fo:font-style="normal" officeooo:rsid="0059aee0"/>
    </style:style>
    <style:style style:name="T34" style:family="text">
      <style:text-properties fo:font-variant="normal" fo:text-transform="none" fo:color="#252525" style:font-name="Courier 10 Pitch" fo:letter-spacing="normal" fo:font-style="normal" officeooo:rsid="005d6416"/>
    </style:style>
    <style:style style:name="T35" style:family="text">
      <style:text-properties officeooo:rsid="005ae7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orme Matemática Discreta II: año 2015</text:p>
      <text:p text:style-name="P1"/>
      <text:p text:style-name="P1"><text:tab/></text:p>
      <text:p text:style-name="P1"/>
      <text:p text:style-name="P17">Especificación:</text:p>
      <text:p text:style-name="P2"/>
      <text:p text:style-name="P4">Estructuras:</text:p>
      <text:p text:style-name="P4"/>
      <text:p text:style-name="P6"><text:span text:style-name="T1">u32</text:span>: Lo definimos como enteros sin signos(32 bits).</text:p>
      <text:p text:style-name="P6"/>
      <text:p text:style-name="P6"><text:span text:style-name="T1">GrafSt</text:span>: Lo definimos como:</text:p>
      <text:p text:style-name="P6"/>
      <text:p text:style-name="P7">.<text:span text:style-name="T2">tabla_trad: Arreglo de tamaño n + 1(no se usa la posición 0). Representa la traducción de cada vértice. Cada índice es la representación de un vértice, en el cual esa posición se almacena el nombre verdadero de ese vértice.</text:span></text:p>
      <text:p text:style-name="P6"/>
      <text:p text:style-name="P8">.list_ady_vert: Arreglo principal de tamaño n + 1(no se usa la posición 0). <text:span text:style-name="T4">Los índices representan los vértices en la tabla_trad,</text:span> donde en cada <text:span text:style-name="T5">casilla(posición)</text:span> hay un arreglo de tamaño grado del vértice(donde se usa la posición 0<text:span text:style-name="T4">) que</text:span> <text:span text:style-name="T4">r</text:span>epresenta los vecinos de <text:span text:style-name="T4">dicho</text:span> vértice<text:span text:style-name="T3">.</text:span></text:p>
      <text:p text:style-name="P8"/>
      <text:p text:style-name="P6">.orden: Es un arreglo de tamaño n + 1(no se usa la posición 0). El índice del arreglo representa el orden, lo que <text:span text:style-name="T2">se almacena</text:span> en <text:span text:style-name="T2">cada</text:span> casilla es <text:span text:style-name="T5">el vértice</text:span> <text:span text:style-name="T5">traducido(tabla_trad)</text:span>.</text:p>
      <text:p text:style-name="P6"/>
      <text:p text:style-name="P6">.<text:span text:style-name="T5">coloreo: Es un arreglo de tamaño n + 1(no se usa posición 0). Cada índice representa un vértice(de la tabla_trad) en el cual se almacena el número de color.</text:span></text:p>
      <text:p text:style-name="P6"/>
      <text:p text:style-name="P6">.<text:span text:style-name="T6">grado: Es un arreglo de tamaño n + 1(no se usa posición 0). Cada índice representa un vértice(de la tabla_trad) en el cual se almacena el grado de cada vértice.</text:span></text:p>
      <text:p text:style-name="P6"/>
      <text:p text:style-name="P9">colores_usados: u32 de colores usados por el grafo.</text:p>
      <text:p text:style-name="P9"/>
      <text:p text:style-name="P10">n: u32 número de vértices.</text:p>
      <text:p text:style-name="P10"/>
      <text:p text:style-name="P10">m: u32 número de aristas.</text:p>
      <text:p text:style-name="P10"/>
      <text:p text:style-name="P10"/>
      <text:p text:style-name="P10"/>
      <text:p text:style-name="P10"/>
      <text:p text:style-name="P10"/>
      <text:p text:style-name="P10"/>
      <text:p text:style-name="P5"><text:soft-page-break/><text:span text:style-name="T7">Funciones</text:span>:</text:p>
      <text:p text:style-name="P5"/>
      <text:p text:style-name="P10">* GrafP NuevoGraf(void): Da espacio en la memoria al Grafo.</text:p>
      <text:p text:style-name="P10"/>
      <text:p text:style-name="P10">* int DestruirGraf(GrafP G): Liberamos espacio en memoria de estructura GrafP.</text:p>
      <text:p text:style-name="P10"/>
      <text:p text:style-name="P10">* int LeerGrafo(GrafP G):</text:p>
      <text:p text:style-name="P10"/>
      <text:p text:style-name="P10">* int ImprimeGrafo(GrafP G): Para imprimir los grafos recorremos lista_trad(se encuentra la traducción de cada vértice) y su lista de vecinos. Sólo imprimimos las aristas donde la posición de un vértice en lista_trad sea menor que la posición de sus vértices vecinos en lista_trad.</text:p>
      <text:p text:style-name="P10"/>
      <text:p text:style-name="P11">* <text:span text:style-name="T8">u32 NumeroVerticesDeColor(GrafP G, u32 i): Recorremos el arreglo de coloreo y aumentamos un contador cuando encontramos el color i.</text:span></text:p>
      <text:p text:style-name="P11"/>
      <text:p text:style-name="P12">* u32 ImprimirColor(GrafP G, u32 i): Inicializamos una tabla_aux donde vamos a almacenar todos los v<text:span text:style-name="T9">é</text:span>rtices de color i. <text:span text:style-name="T9">También tenemos un contador “ncolores” que aumenta cada vez que encontramos el color i. Se recorre el arreglo de coloreo y se almacena el nombre de los vértices(que se encuentra en tabla_trad) de color i en tabla_aux. Luego si ncolores es diferente a 0, imprimimos los vértices con el color i(que se encuentran en la tabla_aux).</text:span></text:p>
      <text:p text:style-name="P12"/>
      <text:p text:style-name="P13">* <text:span text:style-name="T10">u32 CantidadDeColores(GrafP G): Sólo nos fijamos en el campo colores_usados de la estructura GrafP.</text:span></text:p>
      <text:p text:style-name="P13"/>
      <text:p text:style-name="P14">* <text:span text:style-name="T11">u32 Greedy(GrafP G): Coloreamos de acuerdo al orden. Como índica el algoritmo primero coloreamos el vértice número uno en la tabla de orden.</text:span></text:p>
      <text:p text:style-name="P14"><text:tab/><text:span text:style-name="T11">NOTA: G-&gt;orden[n] devuelve el índice de la tabla_trad donde se encuentra el vértice que será coloreado en el paso n. Luego G-&gt;coloreo[G-&gt;orden[n]] = i coloreamos ese vértice con el color i.</text:span></text:p>
      <text:p text:style-name="P14"><text:tab/><text:span text:style-name="T12">Aquí utilizamos un arreglo auxiliar para los colores ya usados. También utilizamos una variable pos, para ayudarnos a encontrar el color para el vértice que estamos coloreando(tiene tamaño n + 1, posición 0 no se usa).</text:span></text:p>
      <text:p text:style-name="P14"><text:tab/><text:span text:style-name="T14">Por cada vértice que procesamos, nos fijamos en los vecinos. Si algún vértice vecino está coloreado con un color “i” agregamos a la tabla_aux en la posición “i” el color “i”. Luego recorremos la tabla_aux hasta que encontramos una </text:span><text:soft-page-break/><text:span text:style-name="T14">posición j con el color 0(es decir, no se uso el color j). Si encontramos esa posición j, coloreamos el vértice procesado con el color j, en el caso contrario añadimos un nuevo color y pintamos el vértice con ese color.</text:span></text:p>
      <text:p text:style-name="P14"/>
      <text:p text:style-name="P16">* <text:span text:style-name="T15">void ChicoGrande(GrafP G):</text:span></text:p>
      <text:p text:style-name="P16"/>
      <text:p text:style-name="P16">* <text:span text:style-name="T16">void GrandeChico(GrafP G): <text:s/>Idem que chico grande, solo que usamos radix_mod.</text:span></text:p>
      <text:p text:style-name="P14"/>
      <text:p text:style-name="P15">* <text:span text:style-name="T13">void OrdenWelshPowell(GrafP G): Utilizamos el algoritmo de ordenación radix, explicado más abajo.</text:span></text:p>
      <text:p text:style-name="P15"/>
      <text:p text:style-name="P18">* void Revierte(GrafP G): Utilizamos el algoritmo de ordenación radix, explicado más abajo.</text:p>
      <text:p text:style-name="P18"/>
      <text:p text:style-name="P18"/>
      <text:p text:style-name="P31">Modulo radixsort.c:</text:p>
      <text:p text:style-name="P33"/>
      <text:p text:style-name="P21"><text:span text:style-name="T17"><text:tab/></text:span><text:span text:style-name="T18">Radixsort es un algoritmo de ordenamiento que ordena enteros procesando sus dígitos de forma individual.</text:span></text:p>
      <text:p text:style-name="P25"><text:span text:style-name="T18">.Información del algoritmo: </text:span><text:a xlink:type="simple" xlink:href="http://es.wikipedia.org/wiki/Ordenamiento_Radix">http://es.wikipedia.org/wiki/Ordenamiento_Radix</text:a></text:p>
      <text:p text:style-name="P25"><text:span text:style-name="T18">.Basado en la implementación de Austin G. Walters: </text:span><text:a xlink:type="simple" xlink:href="http://austingwalters.com/radix-sort-in-c/">http://austingwalters.com/radix-sort-in-c/</text:a></text:p>
      <text:p text:style-name="P21"/>
      <text:p text:style-name="P22"><text:span text:style-name="T19">Funciones:</text:span></text:p>
      <text:p text:style-name="P22"/>
      <text:p text:style-name="P23"><text:span text:style-name="T20">* u32 findLargestNum(u32 *array, u32 size): </text:span><text:span text:style-name="T21">Encontrar el número más grande del arreglo.</text:span></text:p>
      <text:p text:style-name="P23"/>
      <text:p text:style-name="P24"><text:span text:style-name="T21">* </text:span><text:span text:style-name="T22">void radixSort(u32 *array, u32 *orden, u32 size):</text:span></text:p>
      <text:p text:style-name="P26"><text:span text:style-name="T18">.</text:span><text:span text:style-name="T27">Parámetros</text:span><text:span text:style-name="T18">:</text:span></text:p>
      <text:p text:style-name="P26"><text:span text:style-name="T18"><text:tab/>-array: lo que se quiere ordenar</text:span></text:p>
      <text:p text:style-name="P26"><text:span text:style-name="T18"><text:tab/>-orden: posición de lo ordenado </text:span><text:span text:style-name="T27">del primer parámetro.</text:span></text:p>
      <text:p text:style-name="P26"><text:span text:style-name="T18"><text:tab/>-size: tamaño del arreglo</text:span></text:p>
      <text:p text:style-name="P27"><text:span text:style-name="T18">.Especificación: Ordena el arreglo array </text:span><text:span text:style-name="T25">de mayor a menor</text:span><text:span text:style-name="T18"> devolviendo los </text:span><text:span text:style-name="T23">índices </text:span><text:span text:style-name="T24">ordenado</text:span><text:span text:style-name="T18"> en </text:span><text:span text:style-name="T26">el</text:span><text:span text:style-name="T18"> arreglo orden. </text:span></text:p>
      <text:p text:style-name="P27"><text:span text:style-name="T30">La idea del algoritmo es la siguiente:</text:span></text:p>
      <text:p text:style-name="P28"><text:span text:style-name="T18">1) Tomamos el dígito menos significativo.</text:span></text:p>
      <text:p text:style-name="P28"><text:span text:style-name="T18">2) Agrupamos los números de acuerdo a ese dígito(en bucket). Pero mantenemos el orden original de los números.</text:span></text:p>
      <text:p text:style-name="P27"><text:span text:style-name="T30">3) Repetir el proceso con cada dígito más significativo.</text:span></text:p>
      <text:p text:style-name="P27"><text:span text:style-name="T28">Para procesar los dígitos </text:span><text:span text:style-name="T31">significativos</text:span><text:span text:style-name="T28">, vamos dividiendo los valores </text:span><text:span text:style-name="T29">que queremos ordenar </text:span><text:span text:style-name="T28">por potencias de 10(aumentando la potencia de cada iteración en 1). </text:span><text:span text:style-name="T29">Así, </text:span><text:soft-page-break/><text:span text:style-name="T29">primero ordenamos los dígitos menos significativos hasta los más significativos. </text:span><text:span text:style-name="T31">Para agrupar los números de acuerdo al dígito, usamos bucket. Bucket es un arreglo de tamaño 11, donde los índices representan los dígitos y lo que almacena la cantidad de números que tienen ese dígito</text:span><text:span text:style-name="T34">(teniendo en cuenta que es el dígito significativo)</text:span><text:span text:style-name="T31">. </text:span><text:span text:style-name="T32">Para mantener el orden original de los número utilizamos semiSorted. </text:span><text:span text:style-name="T33">Una vez que ordenamos, llenamos el arreglo orden con las posiciones ya ordenadas.</text:span></text:p>
      <text:p text:style-name="P31"/>
      <text:p text:style-name="P31"/>
      <text:p text:style-name="P32">Modulo radixsort_<text:span text:style-name="T35">mod</text:span>.c:</text:p>
      <text:p text:style-name="P19"><text:tab/><text:span text:style-name="T35">Es igual que radixsort anterior. Sólo que en vez de dos arreglos, es un arreglo donde en cada casilla tiene una tupla de [índice, valor]. Aquí ordenamos por valor modificando el mismo arreglo. Ordenamos de menor a mayor.</text:span></text:p>
      <text:p text:style-name="P19"/>
      <text:p text:style-name="P29">void radix_mod_rever(u32 **array, u32 size): Usamos para ordenar de mayor a menor.</text:p>
      <text:p text:style-name="P31"/>
      <text:p text:style-name="P30">Tareas de los integr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2:12:25.880436103</meta:creation-date>
    <dc:date>2015-06-01T03:15:49.118151906</dc:date>
    <meta:editing-duration>PT4H53M3S</meta:editing-duration>
    <meta:editing-cycles>76</meta:editing-cycles>
    <meta:generator>LibreOffice/4.2.8.2$Linux_X86_64 LibreOffice_project/420m0$Build-2</meta:generator>
    <meta:document-statistic meta:table-count="0" meta:image-count="0" meta:object-count="0" meta:page-count="4" meta:paragraph-count="51" meta:word-count="889" meta:character-count="5603" meta:non-whitespace-character-count="4753"/>
  </office:meta>
</office:document-meta>
</file>